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oreListenerImpl.onProcessStoreEvent( ProcessStor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ifecycle.initBpel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erLifecycle.setEngineWebResource( EngineWebResource web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ifecycle.ServerLifecycle( 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Lifecycle.handleEvent( ProcessStoreEvent p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Lifecycle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ifecycle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ifecycle.initProcess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Lifecycle.ini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Lifecycle.ini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ifecycle.createSchedul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erLifecycle.registerEvent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Lifecycle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Lifecycle.initTxMg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Lifecycle.initRestfu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